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ucida Grande" svg:font-family="'Lucida Grande', Verdana, Arial, sans-serif"/>
    <style:font-face style:name="Trebuchet MS" svg:font-family="'Trebuchet MS', 'Lucida Grande',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style>
    <style:style style:name="P2"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000000" style:font-name="Lucida Grande" fo:font-size="14pt" fo:letter-spacing="normal" fo:font-style="normal" fo:font-weight="normal"/>
    </style:style>
    <style:style style:name="P3" style:family="paragraph" style:parent-style-name="Text_20_body">
      <style:text-properties officeooo:rsid="001cc76e" officeooo:paragraph-rsid="001cc76e"/>
    </style:style>
    <style:style style:name="P4" style:family="paragraph" style:parent-style-name="Heading_20_1">
      <style:paragraph-properties fo:margin-left="0cm" fo:margin-right="0cm" fo:margin-top="0cm" fo:margin-bottom="0.265cm" loext:contextual-spacing="false" fo:text-align="center" style:justify-single-word="false" fo:text-indent="0cm" style:auto-text-indent="false" fo:padding="0cm" fo:border="none"/>
      <style:text-properties fo:color="#333333" style:text-line-through-style="none" style:text-line-through-type="none" style:font-name="Trebuchet MS" fo:font-size="28.5pt" style:text-underline-style="none" fo:font-weight="bold" style:text-blinking="false"/>
    </style:style>
    <style:style style:name="P5" style:family="paragraph" style:parent-style-name="Standard">
      <style:paragraph-properties fo:text-align="center" style:justify-single-word="false"/>
      <style:text-properties fo:font-size="20pt" officeooo:rsid="00208ae2" officeooo:paragraph-rsid="00208ae2" style:font-size-asian="20pt" style:font-size-complex="20pt"/>
    </style:style>
    <style:style style:name="P6"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style>
    <style:style style:name="P7" style:family="paragraph" style:parent-style-name="Text_20_body">
      <style:paragraph-properties fo:text-align="center" style:justify-single-word="false"/>
      <style:text-properties fo:font-variant="normal" fo:text-transform="none" fo:color="#000000" style:font-name="Lucida Grande" fo:font-size="20pt" fo:letter-spacing="normal" fo:font-style="normal" fo:font-weight="normal" officeooo:rsid="001cc76e" officeooo:paragraph-rsid="001cc76e" style:font-size-asian="20pt" style:font-size-complex="20pt"/>
    </style:style>
    <style:style style:name="P8" style:family="paragraph" style:parent-style-name="Text_20_body">
      <style:text-properties officeooo:paragraph-rsid="00208ae2"/>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cm" fo:margin-bottom="0cm" loext:contextual-spacing="false" fo:text-align="center" style:justify-single-word="false" fo:orphans="2" fo:widows="2"/>
    </style:style>
    <style:style style:name="P11" style:family="paragraph" style:parent-style-name="Text_20_body">
      <style:paragraph-properties fo:margin-top="0cm" fo:margin-bottom="0cm" loext:contextual-spacing="false" fo:text-align="center" style:justify-single-word="false" fo:orphans="2" fo:widows="2"/>
      <style:text-properties loext:padding="0cm" loext:border="none"/>
    </style:style>
    <style:style style:name="P12" style:family="paragraph" style:parent-style-name="Text_20_body">
      <style:paragraph-properties fo:margin-left="0cm" fo:margin-right="0cm" fo:margin-top="0.265cm" fo:margin-bottom="0.265cm" loext:contextual-spacing="false" fo:text-align="end" style:justify-single-word="false" fo:text-indent="0cm" style:auto-text-indent="false"/>
    </style:style>
    <style:style style:name="P13"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style>
    <style:style style:name="P14" style:family="paragraph" style:parent-style-name="Text_20_body">
      <style:paragraph-properties fo:margin-top="0cm" fo:margin-bottom="0.247cm" loext:contextual-spacing="false" fo:text-align="justify" style:justify-single-word="false" fo:orphans="2" fo:widows="2"/>
    </style:style>
    <style:style style:name="P15" style:family="paragraph" style:parent-style-name="Text_20_body">
      <style:paragraph-properties fo:margin-top="0cm" fo:margin-bottom="0.247cm" loext:contextual-spacing="false" fo:text-align="justify" style:justify-single-word="false" fo:orphans="2" fo:widows="2"/>
      <style:text-properties fo:font-variant="normal" fo:text-transform="none" fo:color="#000000" style:font-name="Lucida Grande" fo:font-size="14pt" fo:letter-spacing="normal" fo:font-style="normal" fo:font-weight="normal" loext:padding="0cm" loext:border="none"/>
    </style:style>
    <style:style style:name="P16" style:family="paragraph" style:parent-style-name="Text_20_body">
      <style:paragraph-properties fo:margin-top="0cm" fo:margin-bottom="0.247cm" loext:contextual-spacing="false" fo:text-align="justify" style:justify-single-word="false" fo:orphans="2" fo:widows="2"/>
      <style:text-properties fo:font-variant="normal" fo:text-transform="none" fo:color="#000000" style:font-name="Lucida Grande" fo:font-size="14pt" fo:letter-spacing="normal" fo:font-style="normal" fo:font-weight="normal" style:font-name-asian="Lucida Grande" style:font-size-asian="14pt" style:font-style-asian="normal" style:font-weight-asian="normal" style:font-name-complex="Lucida Grande" style:font-size-complex="14pt" style:font-style-complex="normal" style:font-weight-complex="normal" loext:padding="0cm" loext:border="none"/>
    </style:style>
    <style:style style:name="T1" style:family="text">
      <style:text-properties fo:font-variant="normal" fo:text-transform="none" fo:color="#000000" style:font-name="Lucida Grande" fo:font-size="14pt" fo:letter-spacing="normal" fo:font-style="normal" fo:font-weight="normal"/>
    </style:style>
    <style:style style:name="T2" style:family="text">
      <style:text-properties fo:font-variant="normal" fo:text-transform="none" fo:color="#000000" style:font-name="Lucida Grande" fo:font-size="14pt" fo:letter-spacing="normal" fo:font-style="normal" fo:font-weight="normal" loext:padding="0cm" loext:border="none"/>
    </style:style>
    <style:style style:name="T3" style:family="text">
      <style:text-properties fo:font-variant="normal" fo:text-transform="none" fo:color="#000000" style:font-name="Lucida Grande" fo:letter-spacing="normal" fo:font-style="normal" fo:font-weight="normal" loext:padding="0cm" loext:border="none"/>
    </style:style>
    <style:style style:name="T4" style:family="text">
      <style:text-properties fo:font-variant="normal" fo:text-transform="none" fo:color="#000000" style:font-name="Lucida Grande" fo:font-size="10.5pt" fo:letter-spacing="normal" fo:font-style="normal" fo:font-weight="normal" loext:padding="0cm" loext:border="none"/>
    </style:style>
    <style:style style:name="T5" style:family="text">
      <style:text-properties fo:font-variant="normal" fo:text-transform="none" fo:color="#000000" style:font-name="Lucida Grande" fo:font-size="9pt" fo:letter-spacing="normal" fo:font-style="normal" fo:font-weight="normal" loext:padding="0cm" loext:border="none"/>
    </style:style>
    <style:style style:name="T6" style:family="text">
      <style:text-properties fo:font-variant="normal" fo:text-transform="none" fo:color="#398671" style:font-name="Lucida Grande" fo:font-size="14pt" fo:letter-spacing="normal" fo:font-style="normal" style:text-underline-style="solid" style:text-underline-width="auto" style:text-underline-color="font-color" fo:font-weight="normal"/>
    </style:style>
    <style:style style:name="T7" style:family="text">
      <style:text-properties fo:font-variant="normal" fo:text-transform="none" fo:color="#398671" style:font-name="Lucida Grande" fo:font-size="14pt" fo:letter-spacing="normal" fo:font-style="normal" style:text-underline-style="solid" style:text-underline-width="auto" style:text-underline-color="font-color" fo:font-weight="normal" loext:padding="0cm" loext:border="none"/>
    </style:style>
    <style:style style:name="T8" style:family="text">
      <style:text-properties fo:font-variant="normal" fo:text-transform="none" fo:color="#398671" style:font-name="Lucida Grande" fo:font-size="10.5pt" fo:letter-spacing="normal" fo:font-style="normal" style:text-underline-style="solid" style:text-underline-width="auto" style:text-underline-color="font-color" fo:font-weight="normal" loext:padding="0cm" loext:border="none"/>
    </style:style>
    <style:style style:name="T9" style:family="text">
      <style:text-properties officeooo:rsid="00208ae2"/>
    </style:style>
    <style:style style:name="T10" style:family="text">
      <style:text-properties fo:color="#1e483c" style:text-line-through-style="none" style:text-line-through-type="none" fo:font-style="italic" style:text-underline-style="none" fo:font-weight="bold" style:text-blinking="false"/>
    </style:style>
    <style:style style:name="T11" style:family="text">
      <style:text-properties fo:font-style="italic"/>
    </style:style>
    <style:style style:name="T12" style:family="text">
      <style:text-properties fo:font-size="9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ociedades Secretas</text:p>
      <text:p text:style-name="P7"/>
      <text:p text:style-name="P3"><text:span text:style-name="T1">Apesar de poucos saberem, as </text:span><text:span text:style-name="Strong_20_Emphasis"><text:span text:style-name="T1">sociedades secretas</text:span></text:span><text:span text:style-name="T1"> nasceram praticamente juntas com a civilização. Tudo começou nas sociedades da </text:span><text:a xlink:type="simple" xlink:href="https://www.infoescola.com/civilizacoes-antigas/babilonia/" text:style-name="Internet_20_link" text:visited-style-name="Visited_20_Internet_20_Link"><text:span text:style-name="T6">Babilônia</text:span></text:a><text:span text:style-name="T1">, do </text:span><text:a xlink:type="simple" xlink:href="https://www.infoescola.com/historia/egito-antigo-visao-geral/" text:style-name="Internet_20_link" text:visited-style-name="Visited_20_Internet_20_Link"><text:span text:style-name="T6">antigo Egito</text:span></text:a><text:span text:style-name="T1">, da Pérsia e da Síria, onde os primeiros grupos de homens começaram a ter interesse em conhecer os mistério esotéricos e utiliza-los com o propósito político.</text:span></text:p>
      <text:p text:style-name="P2">Essa busca pelo conhecimento esotérico poderia ser ambíguo, poderia os levar para o céu, ou para o inferno; para a luz ou para a escuridão; para a bondade ou para a maldade; das descobertas de conhecimentos para se alcançar as verdades divinas ou para manipular forças espirituais no plano físico. Nessa ambiguidade, ou dubiedade de propósitos é que reside uma das principais razões das sociedades secretas.</text:p>
      <text:p text:style-name="P2">Apesar de todo esse clima pesado que circula esse assunto, nem todas as sociedades secretas são algumas pessoas que se reúnem para fazer o mal. Pelo contrário, boa parte delas cresceram com as melhores intenções possíveis, em busca do conhecimento que revelasse a verdade eterna e iluminasse o caminho do homem. Porém há fatos que comprovam que há também sociedades que nasceram com princípios puros e sagrados e no decorrer do tempo foram sofrendo mutações principalmente quando colocada em pratica e resultaram em ações não muito bem vistas.</text:p>
      <text:p text:style-name="P2">A partir de várias histórias a respeito do crescimentos dessas sociedades, podemos definir que qualquer sociedade secreta é composta por “iniciados”. Essas pessoas são aquelas que tiveram acesso aos “mistérios”, e acreditam que os segredos revelados ou descobertos por eles, não deveriam ser compartilhados com o mundo, pois o mesmo era compostos por pessoas profanas e vulgares, que seriam incapazes de compreender esse “mistério”.</text:p>
      <text:p text:style-name="P1"><text:span text:style-name="T1">A principal fonte da tradição das sociedades secretas é sem duvida a religião. Das crenças do Egito Antigo ao cristianismo, os mistérios religiosos sempre alimentaram um grande mistério e proporcionaram o surgimento de várias sociedades secretas, com </text:span><text:soft-page-break/><text:span text:style-name="T1">a </text:span><text:a xlink:type="simple" xlink:href="https://www.infoescola.com/religiao/cabala/" text:style-name="Internet_20_link" text:visited-style-name="Visited_20_Internet_20_Link"><text:span text:style-name="T6">Cabala</text:span></text:a><text:span text:style-name="T1">, que está ligada aos ensinamentos de Moisés, ou os </text:span><text:a xlink:type="simple" xlink:href="https://www.infoescola.com/historia/ordem-dos-templarios/" text:style-name="Internet_20_link" text:visited-style-name="Visited_20_Internet_20_Link"><text:span text:style-name="T6">Cavaleiros Templários</text:span></text:a><text:span text:style-name="T1">, uma ordem militar religiosa formada no século XII sob a benção da igreja Católica.</text:span></text:p>
      <text:p text:style-name="P1"><text:span text:style-name="T1">Hoje em dia, o termo “secreta” é meio indevido ao definirmos algumas dessas sociedades. O que há de secreto mesmo são as reuniões, os encontros, e vários mistérios que circulam em volta desse assunto. Agora as instituições propriamente ditas, e seus membros frequentadores (na maioria das vezes) não há nada de secretos. A </text:span><text:a xlink:type="simple" xlink:href="https://www.infoescola.com/sociedade/maconaria/" text:style-name="Internet_20_link" text:visited-style-name="Visited_20_Internet_20_Link"><text:span text:style-name="T6">maçonaria</text:span></text:a><text:span text:style-name="T1"> por exemplo, ela está em qualquer cidade, em qualquer esquina, e todos sabem que ela está lá, que ela existe naquela cidade e conhecem algum membro. Agora o que eles fazem la dentro, qual a finalidade desses encontros, o porque da existência dessa instituição. Isso sim é secreto. E está guardado a sete chaves.</text:span></text:p>
      <text:p text:style-name="P1"><text:span text:style-name="T1"/></text:p>
      <text:p text:style-name="P1"><text:span text:style-name="T1"/></text:p>
      <text:p text:style-name="P8"><text:span text:style-name="T9">(segunda página)</text:span></text:p>
      <text:p text:style-name="P5"><text:span text:style-name="T3">Illuminati</text:span></text:p>
      <text:section text:style-name="Sect1" text:name="content">
        <text:p text:style-name="P14"><text:span text:style-name="T2">A expressão </text:span><text:span text:style-name="Strong_20_Emphasis"><text:span text:style-name="T2">Illuminati</text:span></text:span><text:span text:style-name="T2"> provém do latim arcaico, designando o plural de </text:span><text:span text:style-name="Emphasis"><text:span text:style-name="T2">Illuminatus</text:span></text:span><text:span text:style-name="T2">, adotando o sentido de ‘aquele que é iluminado’. Historicamente este título foi conferido, ao longo do tempo, a vários grupos que o reivindicaram, por se referir a pretensos iluminados. Mas, normalmente, ele é mais utilizado para denominar os </text:span><text:span text:style-name="Strong_20_Emphasis"><text:span text:style-name="T2">Illuminati Bávaros</text:span></text:span><text:span text:style-name="T2">.</text:span></text:p>
        <text:p text:style-name="P15">Algumas organizações assim batizadas eram fantasiosas, outras reais. A da Baviera foi gerada por Adam Weinshaupt, filósofo germânico, em 1776. Discípulo de jesuítas, ele contestava a estrutura da Igreja Católica e era adepto das ideias divulgadas pelo Maniqueísmo, doutrina instituída pelo persa Mani, na região onde atualmente se localiza o Irã. Esta vertente religiosa pregava a existência da dualidade, tudo se resumindo em um eterno confronto entre o bem e o mal, ou seja, entre o Criador e o Demônio, com o objetivo de conquistar a alma humana.</text:p>
        <text:p text:style-name="P14"><text:span text:style-name="T2">O criador do Illuminati bávaro pretendia doutrinar um grupo de seguidores com a intenção de retirar das mãos da Igreja Romana, especialmente da parcela jesuítica, a subjugação do Planeta, </text:span><text:soft-page-break/><text:span text:style-name="T2">resgatando assim o Cristianismo Primitivo. Ele arrebanhou seus primeiros discípulos entre os estudantes da Universidade de Ingolstadt, na qual ele lecionava </text:span><text:a xlink:type="simple" xlink:href="https://www.infoescola.com/direito/direito-canonico/" text:style-name="Internet_20_link" text:visited-style-name="Visited_20_Internet_20_Link"><text:span text:style-name="T7">Direito Canônico</text:span></text:a><text:span text:style-name="T2">. Estes deveriam percorrer uma jornada de aprendizado que incluía três estágios, o Berçário, a Maçonaria e a etapa mais elevada, conhecida como Mistérios.</text:span></text:p>
        <text:section text:style-name="Sect1" text:name="dfp-arroba-meio1">
          <text:p text:style-name="P10"/>
          <text:section text:style-name="Sect1" text:name="google_ads_iframe_/258405419/arroba_meio1_0__container__">
            <text:p text:style-name="P11"/>
          </text:section>
        </text:section>
        <text:p text:style-name="P16">Weinshaupt passava a seus pupilos informações secretas da Igreja, e cultivava ideais considerados extremistas até pelos próprios maçons, embora alguns estudiosos afirmem ter ele se infiltrado na ordem maçônica. De qualquer forma este grupo cresceu e se estendeu pelo território alemão, atraindo a atenção dos governantes desta região, que passaram a persegui-los.</text:p>
        <text:p text:style-name="P15">Neste ponto da história as opiniões se dividem, pois alguns crêem que esta organização se extinguiu, outros acham que seus adeptos continuaram a atuar nos bastidores da história mundial, atuando assim em eventos como a Revolução Francesa e a emergência dos Estados Unidos da América.</text:p>
        <text:p text:style-name="P14"><text:span text:style-name="T2">Muitas hipóteses sobre os Illuminati circulam até hoje, alimentando principalmente a mente de grupos que cultivam teorias conspiratórias. Segundo seus membros, esta organização tem ainda em nossos dias o objetivo de dominar clandestinamente as decisões que regem o mundo, constituindo uma imagem contemporânea dos antigos bávaros. Às vezes esta expressão é até mesmo traduzida como </text:span><text:a xlink:type="simple" xlink:href="https://www.infoescola.com/historia/nova-ordem-mundial/" text:style-name="Internet_20_link" text:visited-style-name="Visited_20_Internet_20_Link"><text:span text:style-name="T7">Nova Ordem Mundial</text:span></text:a><text:span text:style-name="T2">.</text:span></text:p>
        <text:section text:style-name="Sect1" text:name="dfp-arroba-meio2">
          <text:p text:style-name="P10"/>
          <text:section text:style-name="Sect1" text:name="google_ads_iframe_/258405419/arroba_meio2_0__container__">
            <text:p text:style-name="P11"/>
          </text:section>
        </text:section>
        <text:p text:style-name="P16">Comumente agrupamentos que alegam possuir conhecimentos secretos, conhecidos como arcanos, ou escritos gnósticos, excluídos dos textos bíblicos, se apresentam como representantes dos Illuminati. Esta identidade foi igualmente adotada pelo grupo batizado como Brethren of the Free Spirit – Irmãos do Espírito Livre -, no século XIV.</text:p>
        <text:p text:style-name="P15">No século posterior, outros místicos, que acreditavam vir a iluminação não de pontos externos, mas sim do interior do Homem, também se intitulavam como Illuminati. Para eles, a luz provinha da <text:soft-page-break/>sabedoria emocional e espiritual da Humanidade, conseqüência natural de uma condição transformadora da consciência. Ultimamente esta organização foi resgatada das sombras pelo livro de Dan Brown, Anjos e Demônios, campeão de vendas, do qual foi realizada uma versão cinematográfica, dirigida por Ron Howard e protagonizada por Tom Hanks.</text:p>
      </text:section>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ucida Grande" svg:font-family="'Lucida Grande', Verdana, Arial, sans-serif"/>
    <style:font-face style:name="Trebuchet MS" svg:font-family="'Trebuchet MS', 'Lucida Grande',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4T14:34:59.653916592</meta:creation-date>
    <dc:date>2022-04-14T15:16:27.944704389</dc:date>
    <meta:editing-duration>PT9M2S</meta:editing-duration>
    <meta:editing-cycles>2</meta:editing-cycles>
    <meta:generator>LibreOffice/6.4.7.2$Linux_X86_64 LibreOffice_project/40$Build-2</meta:generator>
    <meta:document-statistic meta:table-count="0" meta:image-count="0" meta:object-count="0" meta:page-count="4" meta:paragraph-count="17" meta:word-count="937" meta:character-count="6117" meta:non-whitespace-character-count="5196"/>
  </office:meta>
</office:document-meta>
</file>